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1891</text:p>
      <text:p text:style-name="P2">Month<text:tab/><text:tab/><text:tab/><text:tab/><text:tab/><text:tab/>April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Amelia B. Edward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Front Cover]</text:p>
      <text:p text:style-name="P6">[Note: The number "2" is written in pencil and circled in the top right corner of the page.]</text:p>
      <text:p text:style-name="P8">April(/)91/</text:p>
      <text:p text:style-name="P7">On Egyptian discoveries/</text:p>
      <text:p text:style-name="P7">predicated on an article in the <text:span text:style-name="T2">Ledger</text:span><text:span text:style-name="T3">/</text:span></text:p>
      <text:p text:style-name="P7"><text:span text:style-name="T3"/></text:p>
      <text:p text:style-name="P6"><text:span text:style-name="T3">[Page 1]</text:span></text:p>
      <text:p text:style-name="P6"><text:span text:style-name="T3">Brethren. <text:s/>An article which appeared in last Thursday's/ issue of the Philadelphia </text:span><text:span text:style-name="T2">Public Ledger</text:span><text:span text:style-name="T3">, might have seemed, as/ if purposely prepared to recall the festival, that Isra-/-elites throughout the world, had just began </text:span><text:span text:style-name="T4">just then</text:span><text:span text:style-name="T5"> to celebrate./ <text:s/>It suited the historic occasion well, for it </text:span><text:span text:style-name="T4">dwelt descanted truth</text:span><text:span text:style-name="T5"> discussed at/ some length, </text:span><text:span text:style-name="T4">on</text:span><text:span text:style-name="T5"> discoveries of recent date in Egypt--a/ country the memory of whose horay antiquity is pre-/-served in our Bible; </text:span><text:span text:style-name="T4">even</text:span><text:span text:style-name="T5"> most frequently alluded to in our liturgy,/ but a country it is which has a living record of its exceeding old </text:span><text:span text:style-name="T4">age</text:span><text:span text:style-name="T5"> annals, in the bread that feeds believ-/-ing Jews, during a week of this memorable season./ <text:s/>The author of the writing to which I have reference is a woman, glowingly en-/-thusiastic over the achievements of explorers who have widened/ </text:span><text:span text:style-name="T4">-ing</text:span><text:span text:style-name="T5"> the departments of a science, in which she herself is an/ adept. <text:s/>I </text:span><text:span text:style-name="T4">would</text:span><text:span text:style-name="T5"> judge the </text:span><text:span text:style-name="T4">writer</text:span><text:span text:style-name="T5"> fair </text:span><text:soft-page-break/><text:span text:style-name="T5">authoress to be an Ame-/-rican, but in deference to truth </text:span><text:span text:style-name="T4">all who are at all</text:span><text:span text:style-name="T5"> whoever possesses the least/ acquaintance with the subject, will confess that the/ success of later </text:span><text:span text:style-name="T4">discoveries</text:span><text:span text:style-name="T5"> excavations, at which people marvel,/ is vastly due to a nation that pioneered a patient and/ courageous work. <text:s/>That nation </text:span><text:span text:style-name="T4">It</text:span><text:span text:style-name="T5"> dared unearth what/ </text:span><text:span text:style-name="T4">lay buried</text:span><text:span text:style-name="T5"> had lain already deep beyond human vision, ere Moses/ had arisen to lead the van of </text:span><text:span text:style-name="T4">human</text:span><text:span text:style-name="T5"> freedom--a/</text:span></text:p>
      <text:p text:style-name="P6"><text:span text:style-name="T5"/></text:p>
      <text:p text:style-name="P6"><text:span text:style-name="T5">[Page 2]</text:span></text:p>
      <text:p text:style-name="P6"><text:span text:style-name="T5">necropolis of illustrious dead. <text:s/>From the mo-/-ment that Boussard discovered </text:span><text:span text:style-name="T4">discovered</text:span><text:span text:style-name="T5"> the </text:span><text:span text:style-name="T6">Raschid</text:span><text:span text:style-name="T5">/ or tribunal Rosetta stone, which </text:span><text:span text:style-name="T4">gave</text:span><text:span text:style-name="T5"> handed the key to the deci-/-pherment of the hieroglyphics, or pictoral writings/ on the pyramids, and the great Champolnin/ followed up Boussard with his own unwearied efforts, to French-/-men have </text:span><text:span text:style-name="T4">offered</text:span><text:span text:style-name="T5"> given the results of invaluable re-/searches in the field of Egyptology. <text:s/>The</text:span><text:span text:style-name="T4">ir</text:span><text:span text:style-name="T5"> fruits of/ their labors, enrich now famous galleries, and the Bri-/-tish museum especially offers the lovers of archeo-/-logy a harvest of rare and far reaching instruction./ <text:s/>However, France has not been alone, in the/ </text:span><text:span text:style-name="T4">presentation</text:span><text:span text:style-name="T5"> diffusion of a knowledge </text:span><text:span text:style-name="T4">of that which ages</text:span><text:span text:style-name="T5"> kept what for ages/ </text:span><text:span text:style-name="T4">had kept</text:span><text:span text:style-name="T5"> jealously hidden </text:span><text:span text:style-name="T4">for ages</text:span><text:span text:style-name="T5">. <text:s/>Italy by her/ Rosellini, Germany by her Brugsch Bey and/ celebrities from other nationalities have contributed/ largely to a learning, </text:span><text:span text:style-name="T4">at present</text:span><text:span text:style-name="T5"> accessible in our </text:span><text:span text:style-name="T4">days</text:span><text:span text:style-name="T5"> time about/ </text:span><text:span text:style-name="T4">the living and the dead</text:span><text:span text:style-name="T5"> the stupendous past of the land of the Pharaohs./ <text:s/>None should feel drawn to a study of that/ nature more than we, the disciples of the pro-/phet who first saw the light of day where the/ Nile still flows, and the descendants of </text:span><text:span text:style-name="T4">his</text:span><text:span text:style-name="T5"> the tribes he redeemed./</text:span></text:p>
      <text:p text:style-name="P6"><text:span text:style-name="T5"/></text:p>
      <text:p text:style-name="P6"><text:span text:style-name="T5">[Page 3]</text:span></text:p>
      <text:p text:style-name="P9"><text:span text:style-name="T3">tribes.</text:span><text:span text:style-name="T5"> <text:s/>We must welcome all information and/ all informants on that topic. <text:s/>But as it/ often happens </text:span><text:span text:style-name="T3">among the</text:span><text:span text:style-name="T5"> with cultivators of a certain/ branch of learning, that they become so enamored/ with their subject, as to be able to view it only/ through magnifying glasses, so it has likewise/ occurred respecting Egyptology. <text:s/>During last/ winter, intelligent audiences in Philadelphia listened/ to an English lady, notably qualified to enchain/ public attention to Egyptian literature. <text:s/>Miss/ Amelia B. Edwards delivered a series of lectures,/ </text:span><text:span text:style-name="T3">deservedly praised for</text:span><text:span text:style-name="T5"> very favorably </text:span><text:span text:style-name="T3">spoken of because of</text:span><text:span text:style-name="T5"> commented on by the press because of the interest which her fami-/-liar style and easy manners awakened towards a/ knowledge, otherwise </text:span><text:span text:style-name="T3">abstruse and obscure.</text:span><text:span text:style-name="T5"> dry and intricate. <text:s/>But/ in one of her </text:span><text:span text:style-name="T3">discourses</text:span><text:span text:style-name="T5"> addresses, she </text:span><text:span text:style-name="T3">referred to</text:span><text:span text:style-name="T5"> dwelt on the beauty of two victo-/-rious songs; the second of which, </text:span><text:span text:style-name="T3">recording</text:span><text:span text:style-name="T5"> enumerating the conquests/ of Rameses II., she </text:span><text:span text:style-name="T3">designated</text:span><text:span text:style-name="T5"> described as "the most celebrated/ masterpiece of Egyptian poetry." <text:s/>That poetry,/ Miss Edwards </text:span><text:span text:style-name="T3">considered</text:span><text:span text:style-name="T5"> ranked among the best </text:span><text:span text:style-name="T3">as being</text:span><text:span text:style-name="T5">, dignifying it with the title "poetry of a high order". <text:s/>And, car-/-ried away by her enthusiasm the </text:span><text:span text:style-name="T3">lady</text:span><text:span text:style-name="T5"> speaker added, that/ Rameses, who is the hero of the </text:span><text:span text:style-name="T3">poem</text:span><text:span text:style-name="T5"> epic song, had it/</text:span></text:p>
      <text:p text:style-name="P9"><text:span text:style-name="T5"/></text:p>
      <text:p text:style-name="P9"><text:span text:style-name="T5">[Page 4]</text:span></text:p>
      <text:p text:style-name="P9"><text:span text:style-name="T5">perpetuated in a manner so </text:span><text:span text:style-name="T3">costly</text:span><text:span text:style-name="T5"> splendid, that it/ would put modern publishers to the blush. <text:s/>An/ edition was sculptured in stone and copies were/ written on papyrus by professional scribes./ <text:s/>Let us read that effusion traced out at an enor-/mous expenditure, </text:span><text:span text:style-name="T3">and</text:span><text:span text:style-name="T5"> now disinterred after thirty five/ centuries. <text:s/></text:span><text:span text:style-name="T3">Let us learn how</text:span><text:span text:style-name="T5"> Where are the soul-elevating </text:span><text:span text:style-name="T3">are</text:span><text:span text:style-name="T5">/ </text:span><text:span text:style-name="T3">its</text:span><text:span text:style-name="T5"> thoughts </text:span><text:span text:style-name="T3">how</text:span><text:span text:style-name="T5"> which constitute real poetry, where the inspiring </text:span><text:span text:style-name="T3">its</text:span><text:span text:style-name="T5"> diction? <text:s/>A tyran-/-nically vain mortal extolled into deification;/ false and debauching deities forming the refrain/ of </text:span><text:span text:style-name="T3">an effusion</text:span><text:span text:style-name="T5"> a composition dictated by fulsome adulation. <text:s/>Compare that poem/ with the spontaneous outburst of national </text:span><text:span text:style-name="T3">grati-</text:span><text:span text:style-name="T5"> thanksgivings/</text:span><text:span text:style-name="T3">-tude</text:span><text:span text:style-name="T5"> that from shore to shore reverberated when/ the bondmen of Rameses II shook off the dust/ of </text:span><text:span text:style-name="T3">the</text:span><text:span text:style-name="T5"> his enslaving land. <text:s/>"God is my strength and/ the burden of my psalmody. <text:s/>He was my salvation;/ He is my God, </text:span><text:span text:style-name="T3">and</text:span><text:span text:style-name="T5"> I </text:span><text:span text:style-name="T3">well</text:span><text:span text:style-name="T5"> must rehearse His praises,/ my father's God; </text:span><text:span text:style-name="T3">and</text:span><text:span text:style-name="T5"> I will exalt Him."/ <text:s/>"Who is like unto Thee among the </text:span><text:span text:style-name="T3">mighty</text:span><text:span text:style-name="T5"> heros[sic!] O Lord! who/ is like unto Thee girded </text:span><text:span text:style-name="T3">with</text:span><text:span text:style-name="T5"> in holiness, worthy of </text:span><text:span text:style-name="T3">mar-</text:span><text:span text:style-name="T5"> infinite/ </text:span><text:span text:style-name="T3">-vellous</text:span><text:span text:style-name="T5"> praises doing wonders." <text:s/>And then ponder/ on the </text:span><text:span text:style-name="T3">idea set forth</text:span><text:span text:style-name="T5"> sublime idea intimated in the perforation of that out-/</text:span></text:p>
      <text:p text:style-name="P9"><text:soft-page-break/><text:span text:style-name="T5"/></text:p>
      <text:p text:style-name="P9"><text:span text:style-name="T5">[Page 5]</text:span></text:p>
      <text:p text:style-name="P9"><text:span text:style-name="T5">-pouring of the </text:span><text:span text:style-name="T3">free</text:span><text:span text:style-name="T5"> grateful: "The Lord shall reign for ever/ and ever." <text:s/>The time will arrive when through redeem-/-ed Israel, the kingdom of the uncreated and Eternal/ God will </text:span><text:span text:style-name="T3">be</text:span><text:span text:style-name="T5"> spread all over mankind. <text:s/>The/ [Hebrew] "song of the sea", is not encased in the/ Louvre, </text:span><text:span text:style-name="T3">nor in</text:span><text:span text:style-name="T5"> the British Museum does not hold it as a stupendous curiosity; Hear </text:span><text:span text:style-name="T3">It is shrined</text:span><text:span text:style-name="T5">/ it this day in the </text:span><text:span text:style-name="T3">sanctuaries</text:span><text:span text:style-name="T5"> congreagtions of the myriads of Israel, for it is enshrined/ in the heart of a deathless people, who has witnessed/ the overthrow of many Pharaohs and of their boast-/-</text:span><text:span text:style-name="T3">ful</text:span><text:span text:style-name="T5"> -ed </text:span><text:span text:style-name="T3">power glory</text:span><text:span text:style-name="T5"> prowess. <text:s/>"Fear not, Thy servant Jacob, says/ the Lord, for I am with thee, yea: I may make an/ end of all nations among whom I have driven thee,/ but of thee I will not make an end." <text:s/>Now,/ Brethren, my </text:span><text:span text:style-name="T3">ass</text:span><text:span text:style-name="T5"> allusion to the </text:span><text:span text:style-name="T6">Ledger</text:span><text:span text:style-name="T5"> article of last Thurs-/-day had particularly for its aim </text:span><text:span text:style-name="T3">an</text:span><text:span text:style-name="T5"> the illustration of/ a prophecy, occurring in the same chapter, where/ the </text:span><text:span text:style-name="T3">passage fro</text:span><text:span text:style-name="T5"> sentence which I have just cited, is met./ <text:s/>Monsieur Grebant had descended down into almost </text:span><text:span text:style-name="T3">into</text:span><text:span text:style-name="T5"> the/ bowels of the earth. <text:s/>It was at Thebes that he/ explored among the </text:span><text:span text:style-name="T3">mummified dead</text:span><text:span text:style-name="T5"> departed. <text:s/>Lo! he/ has found what filled </text:span><text:span text:style-name="T3">him</text:span><text:span text:style-name="T5"> his whole being with expectant delight./ <text:s/>Coffins sumptuously decorated; elaborately gilded./ <text:s/>Who were the </text:span><text:span text:style-name="T3">illustrious</text:span><text:span text:style-name="T5"> renowned ones, so honored after/</text:span></text:p>
      <text:p text:style-name="P9"><text:span text:style-name="T5"/></text:p>
      <text:p text:style-name="P9"><text:span text:style-name="T5">[Page 6]</text:span></text:p>
      <text:p text:style-name="P9"><text:span text:style-name="T5">they had quitted the sphere of their terrestrial/ endeavours? <text:s/>Priests and priestesses of/ the supreme deity of Mizraim--Amon. <text:s/>There/ had they lain, </text:span><text:span text:style-name="T3">forgotten by posterity</text:span><text:span text:style-name="T5"> for upwards/ of three thousand years forgotten by posterity, yet, how mighty when/ the[sic!] wore the vestments of their sacerdotal caste!/ <text:s/>Let me quote in part the Ledger article. <text:s/>"The priesthood of Thebes had...../ gradually acquired great wealth and power. <text:s/>Not/ only did it exercise an immense influence over/ the mass of the people, upon whose superstitious/ feelings it played, but having the monopoly/ of the education of the great in the land, its sacred/ colleges controlled public opinion. <text:s/>Moreover, as the/ higher priesthood often held important offices of/ State, the power it weilded[sic!] was direct and real./ <text:s/>The large share made over to the temples, of the/ booty brought home by the great conquerors of the/ eighteenth and nineteenth dynasties, as well as/ the enormous gifts made to them by short sighted/ monarchs, anxious to secure the good will of the priests,/ culminated into one of that caste, sitting himself/</text:span></text:p>
      <text:p text:style-name="P9"><text:span text:style-name="T5"/></text:p>
      <text:p text:style-name="P9"><text:span text:style-name="T5">[Page 7]</text:span></text:p>
      <text:p text:style-name="P9"><text:span text:style-name="T5">upon the throne of the Pharaohs". <text:s/>Jeremiah/ forced </text:span><text:span text:style-name="T3">away</text:span><text:span text:style-name="T5">, by an </text:span><text:span text:style-name="T3">ill advised</text:span><text:span text:style-name="T5"> unwise political party away from/ the soul, in which he fain would have </text:span><text:span text:style-name="T3">preferred to</text:span><text:span text:style-name="T5">/ let his weary bones lie, may have </text:span><text:span text:style-name="T3">seen in men heard</text:span><text:span text:style-name="T5"> seen in/ Thebes the worship of Amon, in all its deceptive/ </text:span><text:span text:style-name="T3">splendour</text:span><text:span text:style-name="T5"> grandeur. <text:s/>Stretching his </text:span><text:span text:style-name="T3">looks, he saw</text:span><text:span text:style-name="T5"> prophetic looks, he/ was made to behold a formidable host, led on by a giant/ from Western Asia, armed with axes to tear down/ the temples of the </text:span><text:span text:style-name="T3">false lying</text:span><text:span text:style-name="T5"> false god ministered them by lying priests and priestesses. <text:s/>"I will send visit-/-ation on Amon of No"--for so was called the </text:span><text:span text:style-name="T3">false</text:span><text:span text:style-name="T5"> fabulous/ deity </text:span><text:span text:style-name="T3">in the capital of upper Egypt</text:span><text:span text:style-name="T5"> in the shape of a youth </text:span><text:span text:style-name="T3">with the head of a</text:span><text:span text:style-name="T5"> partly man &amp; partly ram, when/ </text:span><text:span text:style-name="T3">conquered</text:span><text:span text:style-name="T5"> shattered by that thunderbolt of war Nebuchad-/nezzar. <text:s/>But Ezekiel, mounting still higher/ on the wings of inspiration, </text:span><text:span text:style-name="T3">he</text:span><text:span text:style-name="T5"> saw the total/ overthrow of the </text:span><text:span text:style-name="T3">false</text:span><text:span text:style-name="T5"> gods of Memphis and Tanis,/ of Dafne and Pelusium and of Thebes. <text:s/>He saw/ more. <text:s/>Egypt </text:span><text:span text:style-name="T3">is</text:span><text:span text:style-name="T5"> covered as with an impenetrable/ cloud. <text:s/>[Hebrew] <text:s/>Shorn of its former glory, she is govern-/-ed </text:span><text:span text:style-name="T3">f</text:span><text:span text:style-name="T5"> by foreigners; never more does one of the seed/ of her famous Rameseses wear</text:span><text:span text:style-name="T3">s</text:span><text:span text:style-name="T5"> the crown. <text:s/>[Hebrew]/ <text:s/>"Among the kingdoms she shall be low, neither shall </text:span><text:span text:style-name="T3">it</text:span><text:span text:style-name="T5"> she raise/ herself any more above the nations."/</text:span></text:p>
      <text:p text:style-name="P9"><text:span text:style-name="T5"/></text:p>
      <text:p text:style-name="P9"><text:span text:style-name="T5">[Page 8]</text:span></text:p>
      <text:p text:style-name="P9"><text:span text:style-name="T5">Consult history, O Israelites, and the truths/ revealed to the far-reaching minds of your guides,/ will stand luminously forth; unchallenged. <text:s/>God/ who has given us eternity upon earth, God, the/ agents of whose will all intelligent beings are, uses/ now man's enlightened patience, and widened talents/ to </text:span><text:soft-page-break/><text:span text:style-name="T5">verify what </text:span><text:span text:style-name="T3">the</text:span><text:span text:style-name="T5"> pens </text:span><text:span text:style-name="T3">of His servants have traced</text:span><text:span text:style-name="T5"> dipped in inspiration have </text:span><text:span text:style-name="T6">anticipated</text:span><text:span text:style-name="T5">/ truly traced out. <text:s/>Is the account of our fathers' stay in Egypt denied?/ <text:s/>Men </text:span><text:span text:style-name="T3">with</text:span><text:span text:style-name="T5"> armed with pickaxes and spades dig out,/ to disclose </text:span><text:span text:style-name="T3">facts</text:span><text:span text:style-name="T5"> the genuineness of narratives in the five books. <text:s/>Today is Pithom, the city for of granaries built/ by the sweat of the Hebrews, whom taskmasters/ lashed, </text:span><text:span text:style-name="T3">is</text:span><text:span text:style-name="T5"> brought again to view; the next day a/ painting </text:span><text:span text:style-name="T3">is</text:span><text:span text:style-name="T5"> in a neglected spot, shows men and wo-/-men whose looks and raiment betray a foreign descent among the natives./ <text:s/>Science, the handmaid of religion, is at work </text:span><text:span text:style-name="T3">for</text:span><text:span text:style-name="T5"> to the/ vindication of Moses and the prophets. <text:s/>May/ it </text:span><text:span text:style-name="T3">ever continue so</text:span><text:span text:style-name="T5"> always so labor, avenging scriptural verities, while we, following the counsel of/ the olden shepherd given upon this </text:span><text:span text:style-name="T3">day</text:span><text:span text:style-name="T5"> never to be forgotten </text:span><text:span text:style-name="T3">glorious</text:span><text:span text:style-name="T5"> morning, shall </text:span><text:span text:style-name="T3">stand</text:span><text:span text:style-name="T5">/ keep</text:span><text:span text:style-name="T3">ing</text:span><text:span text:style-name="T5"> silent, witnessing the deliverance wrought/ by the Lord, who was, who is, and will </text:span><text:span text:style-name="T3">always</text:span><text:span text:style-name="T5"> ever b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8T12:19:52.01</meta:creation-date>
    <meta:document-statistic meta:table-count="0" meta:image-count="0" meta:object-count="0" meta:page-count="5" meta:paragraph-count="85" meta:word-count="1897" meta:character-count="11730"/>
    <dc:date>2012-08-28T14:49:47.75</dc:date>
    <dc:creator>Penn Libraries</dc:creator>
    <meta:editing-duration>PT00H08M43S</meta:editing-duration>
    <meta:editing-cycles>1</meta:editing-cycles>
    <meta:generator>OpenOffice.org/3.2$Win32 OpenOffice.org_project/320m12$Build-9483</meta:generator>
  </office:meta>
</office:document-meta>
</file>